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0edd" officeooo:paragraph-rsid="0022652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246052"/>
    </style:style>
    <style:style style:name="P3" style:family="paragraph" style:parent-style-name="Standard">
      <style:text-properties officeooo:paragraph-rsid="00263dff"/>
    </style:style>
    <style:style style:name="T1" style:family="text">
      <style:text-properties officeooo:rsid="001f0e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6052"/>
    </style:style>
    <style:style style:name="T4" style:family="text">
      <style:text-properties officeooo:rsid="00263dff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</text:p>
      <text:p text:style-name="Standard"/>
      <text:p text:style-name="Standard">As restrições podem ser divididas em três tipos: integridade de domínio, integridade de entidade e integridade referencial.</text:p>
      <text:p text:style-name="Standard"/>
      <text:p text:style-name="Standard">- <text:span text:style-name="T1">I</text:span><text:span text:style-name="T2">ntegridade de domínio</text:span> está relacionada aos campos de uma tabela.</text:p>
      <text:p text:style-name="Standard">As restrições deste tipo são: DEFAULT, CHECK e REFERENCES.</text:p>
      <text:p text:style-name="Standard"/>
      <text:p text:style-name="Standard">- <text:span text:style-name="T2">Integridade de entidade</text:span> está relacionada aos registros.</text:p>
      <text:p text:style-name="Standard">As restrições deste tipo são: PRIMARY KEY e UNIQUE.</text:p>
      <text:p text:style-name="Standard"/>
      <text:p text:style-name="Standard"><text:span text:style-name="T1">- I</text:span><text:span text:style-name="T2">ntegridade referencial</text:span> está correlatada aos relacionamentos entre tabelas.</text:p>
      <text:p text:style-name="Standard">As restrições deste tipo são: FOREIGN KEY e CHECK</text:p>
      <text:p text:style-name="Standard"/>
      <text:p text:style-name="Standard"/>
      <text:p text:style-name="Standard">Uma linguagem de programação de banco de dados pode ser dividida em três grandes grupos: a linguagem de definição de dados <text:span text:style-name="T2">(DDL – Data Definition Language)</text:span>, a linguagem de controle de dados <text:span text:style-name="T2">(DCL – Data Control Language)</text:span> e a linguagem de manipulação de dados <text:span text:style-name="T2">(DML – Data Manipulation Language)</text:span></text:p>
      <text:p text:style-name="Standard"/>
      <text:p text:style-name="Standard">- <text:span text:style-name="T2">DISTINCT </text:span>Esta instrução tem o papel de omitir todos os resultados duplicados.</text:p>
      <text:p text:style-name="Standard"/>
      <text:p text:style-name="P2">- <text:span text:style-name="T2">WHERE</text:span> <text:span text:style-name="T3">condição (</text:span>As condições devem utilizar operadores de comparação<text:span text:style-name="T3">).</text:span></text:p>
      <text:p text:style-name="P2"/>
      <text:p text:style-name="Standard">- <text:span text:style-name="T2">BETWEEN</text:span>, no qual pode ser especificado o intervalo de valores.</text:p>
      <text:p text:style-name="Standard"/>
      <text:p text:style-name="P2"><text:span text:style-name="T3">- </text:span><text:span text:style-name="T2">LIKE</text:span>, no qual podem ser especificadas partes de uma palavra.</text:p>
      <text:p text:style-name="P2"/>
      <text:p text:style-name="P2"><text:span text:style-name="T3">- </text:span><text:span text:style-name="T2">IN</text:span> utiliza uma lista de valores para a comparação.</text:p>
      <text:p text:style-name="P2"/>
      <text:p text:style-name="P2"><text:span text:style-name="T3">- </text:span>Várias condições podem ser consideradas em uma mesma cláusula <text:span text:style-name="T2">WHERE</text:span> utilizando os operadores lógicos E (<text:span text:style-name="T2">AND</text:span>), OU (<text:span text:style-name="T2">OR</text:span>) ou NÃO (<text:span text:style-name="T2">NOT</text:span>).</text:p>
      <text:p text:style-name="P2"/>
      <text:p text:style-name="P3"><text:span text:style-name="T3">- </text:span><text:span text:style-name="T2">JOIN</text:span>, que explicita uma junção entre tabelas.</text:p>
      <text:p text:style-name="P3"/>
      <text:p text:style-name="P3">Os <text:span text:style-name="T2">JOINs</text:span> podem ser divididos em dois tipos: <text:span text:style-name="T2">OUTER</text:span> <text:span text:style-name="T2">JOIN</text:span> e <text:span text:style-name="T2">INNER</text:span> <text:span text:style-name="T2">JOIN</text:span>.</text:p>
      <text:p text:style-name="P3"/>
      <text:p text:style-name="P3">A opção pelo <text:span text:style-name="T2">OUTER</text:span> <text:span text:style-name="T2">JOIN</text:span> deve ser feita sempre que todos os resultados de uma das tabelas devam ser mostrados, mesmo que alguns dos dados não tenham nenhum relacionamento com a outra tabela. Para relacionar as tabelas com o <text:span text:style-name="T2">OUTER</text:span> <text:span text:style-name="T2">JOIN</text:span>, é necessário saber qual das tabelas terão todos os resultados preservados e isto deverá ser indicado através das três formas de <text:span text:style-name="T2">OUTER</text:span> <text:span text:style-name="T2">JOIN</text:span>: <text:span text:style-name="T2">LEFT</text:span> <text:span text:style-name="T2">OUTER</text:span> <text:span text:style-name="T2">JOIN</text:span>, <text:span text:style-name="T2">RIGHT</text:span> <text:span text:style-name="T2">OUTER</text:span> <text:span text:style-name="T2">JOIN</text:span> e <text:span text:style-name="T2">FULL</text:span> <text:span text:style-name="T2">OUTER</text:span> <text:span text:style-name="T2">JOIN</text:span><text:span text:style-name="T5">.</text:span></text:p>
      <text:p text:style-name="P3"><text:span text:style-name="T5"/></text:p>
      <text:p text:style-name="P3"><text:span text:style-name="T5">O </text:span><text:span text:style-name="T2">LEFT</text:span><text:span text:style-name="T5"> </text:span><text:span text:style-name="T2">OUTER</text:span><text:span text:style-name="T5"> </text:span><text:span text:style-name="T2">JOIN</text:span><text:span text:style-name="T5"> preserva todos os resultados da tabela à esquerda do comando e o </text:span><text:span text:style-name="T2">RIGHT</text:span><text:span text:style-name="T5"> </text:span><text:span text:style-name="T2">OUTER</text:span><text:span text:style-name="T5"> </text:span><text:span text:style-name="T2">JOIN</text:span><text:span text:style-name="T5">, por sua vez, preserva os resultados da tabela à direita. Já o </text:span><text:span text:style-name="T2">FULL</text:span><text:span text:style-name="T5"> </text:span><text:span text:style-name="T2">OUTER</text:span><text:span text:style-name="T5"> </text:span><text:span text:style-name="T2">JOIN</text:span><text:span text:style-name="T5"> preserva o resultado das duas tabelas.</text:span></text:p>
      <text:p text:style-name="P3"><text:span text:style-name="T5"/></text:p>
      <text:p text:style-name="P3"><text:span text:style-name="T5">Diferentemente do </text:span><text:span text:style-name="T2">OUTER</text:span><text:span text:style-name="T5"> </text:span><text:span text:style-name="T2">JOIN</text:span><text:span text:style-name="T5">, o </text:span><text:span text:style-name="T2">INNER</text:span><text:span text:style-name="T5"> </text:span><text:span text:style-name="T2">JOIN</text:span><text:span text:style-name="T5"> somente exibe os registros no qual ambas as tabelas estão relacionadas</text:span></text:p>
      <text:p text:style-name="P3"><text:span text:style-name="T5"/></text:p>
      <text:p text:style-name="P2"><text:span text:style-name="T3">- </text:span>A estrutura do comando <text:span text:style-name="T2">SELECT</text:span> permite que sejam utilizadas funções de agregação como soma (<text:span text:style-name="T2">SUM</text:span>), contagem (<text:span text:style-name="T2">COUNT</text:span>) e Média (<text:span text:style-name="T2">AVG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8:50:26.671924075</meta:creation-date>
    <dc:date>2018-11-20T21:47:49.249110816</dc:date>
    <meta:editing-duration>PT2H16M3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370" meta:character-count="2241" meta:non-whitespace-character-count="1889"/>
  </office:meta>
</office:document-meta>
</file>